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ヒラギノ角ゴ Pro W3" svg:font-family="'ヒラギノ角ゴ Pro W3'" style:font-family-generic="roman"/>
    <style:font-face style:name="Arial Bold" svg:font-family="'Arial Bold'" style:font-family-generic="swiss"/>
    <style:font-face style:name="Arial Italic" svg:font-family="'Arial Italic'"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Kopf-_20_und_20_Fusszeilen">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style style:name="P2" style:family="paragraph" style:parent-style-name="Aufzählungstext">
      <style:text-properties fo:language="en" fo:country="US"/>
    </style:style>
    <style:style style:name="P3" style:family="paragraph" style:parent-style-name="Aufzählungstext">
      <style:text-properties fo:language="en" fo:country="US" fo:font-style="italic" style:font-style-asian="italic"/>
    </style:style>
    <style:style style:name="P4" style:family="paragraph" style:parent-style-name="Aufzählungstext">
      <style:paragraph-properties fo:margin-left="0.6252in" fo:margin-right="0in" fo:text-indent="-0.1252in" style:auto-text-indent="false"/>
      <style:text-properties style:text-position="-8% 100%" fo:language="en" fo:country="US" fo:font-style="italic" style:font-style-asian="italic"/>
    </style:style>
    <style:style style:name="P5" style:family="paragraph" style:parent-style-name="Title" style:master-page-name="Standard">
      <style:paragraph-properties fo:margin-top="0in" fo:margin-bottom="0.528in" fo:text-align="end" style:justify-single-word="false" style:page-number="auto"/>
      <style:text-properties fo:font-size="47pt" style:font-size-asian="47pt"/>
    </style:style>
    <style:style style:name="P6" style:family="paragraph" style:parent-style-name="Text" style:list-style-name="WW8Num2">
      <style:paragraph-properties fo:margin-left="0in" fo:margin-right="0in" fo:margin-top="0in" fo:margin-bottom="0in" fo:text-indent="-0.1252in" style:auto-text-indent="false"/>
    </style:style>
    <style:style style:name="P7" style:family="paragraph" style:parent-style-name="Text" style:list-style-name="WW8Num2">
      <style:paragraph-properties fo:margin-left="0.3752in" fo:margin-right="0in" fo:margin-top="0in" fo:margin-bottom="0in" fo:text-indent="-0.1252in" style:auto-text-indent="false"/>
    </style:style>
    <style:style style:name="P8" style:family="paragraph" style:parent-style-name="Heading_20_1">
      <style:text-properties fo:language="en" fo:country="US"/>
    </style:style>
    <style:style style:name="P9" style:family="paragraph" style:parent-style-name="Aufzählungstext" style:list-style-name="WW8Num2">
      <style:paragraph-properties fo:margin-left="0in" fo:margin-right="0in" fo:text-indent="-0.1252in" style:auto-text-indent="false"/>
      <style:text-properties fo:language="en" fo:country="US"/>
    </style:style>
    <style:style style:name="P10" style:family="paragraph" style:parent-style-name="Aufzählungstext" style:list-style-name="WW8Num2">
      <style:paragraph-properties fo:margin-left="0in" fo:margin-right="0in" fo:text-indent="-0.1252in" style:auto-text-indent="false"/>
    </style:style>
    <style:style style:name="P11" style:family="paragraph" style:parent-style-name="Aufzählungstext" style:list-style-name="WW8Num2">
      <style:paragraph-properties fo:margin-left="0.3752in" fo:margin-right="0in" fo:text-indent="-0.1252in" style:auto-text-indent="false"/>
    </style:style>
    <style:style style:name="P12" style:family="paragraph" style:parent-style-name="Aufzählungstext" style:list-style-name="WW8Num2">
      <style:paragraph-properties fo:margin-left="0.6252in" fo:margin-right="0in" fo:text-indent="-0.1252in" style:auto-text-indent="false"/>
    </style:style>
    <style:style style:name="P13" style:family="paragraph" style:parent-style-name="Aufzählungstext" style:list-style-name="WW8Num2">
      <style:paragraph-properties fo:margin-left="0.8752in" fo:margin-right="0in" fo:text-indent="-0.1252in" style:auto-text-indent="false"/>
      <style:text-properties fo:language="en" fo:country="US"/>
    </style:style>
    <style:style style:name="P14" style:family="paragraph" style:parent-style-name="Aufzählungstext" style:list-style-name="WW8Num2">
      <style:paragraph-properties fo:margin-left="0.8752in" fo:margin-right="0in" fo:text-indent="-0.1252in" style:auto-text-indent="false"/>
    </style:style>
    <style:style style:name="P15" style:family="paragraph" style:parent-style-name="Aufzählungstext" style:list-style-name="WW8Num2">
      <style:paragraph-properties fo:margin-left="1.1252in" fo:margin-right="0in" fo:text-indent="-0.1252in" style:auto-text-indent="false"/>
    </style:style>
    <style:style style:name="P16" style:family="paragraph" style:parent-style-name="Aufzählungstext" style:list-style-name="WW8Num2">
      <style:paragraph-properties fo:margin-left="1.1252in" fo:margin-right="0in" fo:text-indent="-0.1252in" style:auto-text-indent="false"/>
      <style:text-properties fo:language="en" fo:country="US"/>
    </style:style>
    <style:style style:name="P17" style:family="paragraph" style:parent-style-name="Aufzählungstext" style:list-style-name="WW8Num2">
      <style:paragraph-properties fo:margin-left="1.3752in" fo:margin-right="0in" fo:text-indent="-0.1252in" style:auto-text-indent="false"/>
    </style:style>
    <style:style style:name="P18" style:family="paragraph" style:parent-style-name="Aufzählungstext" style:list-style-name="WW8Num2">
      <style:paragraph-properties fo:margin-left="1.3752in" fo:margin-right="0in" fo:text-indent="-0.1252in" style:auto-text-indent="false"/>
      <style:text-properties fo:language="en" fo:country="US"/>
    </style:style>
    <style:style style:name="P19" style:family="paragraph" style:parent-style-name="Aufzählungstext" style:list-style-name="WW8Num2">
      <style:paragraph-properties fo:margin-left="1.3752in" fo:margin-right="0in" fo:text-indent="-0.1252in" style:auto-text-indent="false"/>
      <style:text-properties fo:language="en" fo:country="US" fo:font-style="italic" fo:font-weight="bold" style:font-style-asian="italic" style:font-weight-asian="bold"/>
    </style:style>
    <style:style style:name="P20" style:family="paragraph" style:parent-style-name="Aufzählungstext" style:list-style-name="WW8Num2">
      <style:paragraph-properties fo:margin-left="1.6252in" fo:margin-right="0in" fo:text-indent="-0.1252in" style:auto-text-indent="false"/>
    </style:style>
    <style:style style:name="P21" style:family="paragraph" style:parent-style-name="Aufzählungstext" style:list-style-name="WW8Num2">
      <style:paragraph-properties fo:margin-left="1.8752in" fo:margin-right="0in" fo:text-indent="-0.1252in" style:auto-text-indent="false"/>
    </style:style>
    <style:style style:name="P22" style:family="paragraph" style:parent-style-name="Aufzählungstext" style:list-style-name="WW8Num2">
      <style:paragraph-properties fo:margin-left="2.1252in" fo:margin-right="0in" fo:text-indent="-0.1252in" style:auto-text-indent="false"/>
    </style:style>
    <style:style style:name="T1" style:family="text">
      <style:text-properties style:font-name="Arial Bold" style:font-name-asian="ヒラギノ角ゴ Pro W3"/>
    </style:style>
    <style:style style:name="T2" style:family="text">
      <style:text-properties style:font-name="Arial Italic" style:font-name-asian="ヒラギノ角ゴ Pro W3"/>
    </style:style>
    <style:style style:name="T3" style:family="text">
      <style:text-properties fo:language="en" fo:country="US"/>
    </style:style>
    <style:style style:name="T4" style:family="text">
      <style:text-properties fo:language="en" fo:country="US" fo:font-weight="bold" style:font-weight-asian="bold"/>
    </style:style>
    <style:style style:name="T5" style:family="text">
      <style:text-properties fo:language="en" fo:country="US" fo:font-style="italic" fo:font-weight="bold" style:font-style-asian="italic" style:font-weight-asian="bold"/>
    </style:style>
    <style:style style:name="T6" style:family="text">
      <style:text-properties fo:language="en" fo:country="US" fo:font-style="italic" style:font-style-asian="italic"/>
    </style:style>
    <style:style style:name="T7" style:family="text">
      <style:text-properties fo:language="en" fo:country="US" fo:font-style="italic" fo:font-weight="normal" style:font-style-asian="italic" style:font-weight-asian="normal"/>
    </style:style>
    <style:style style:name="T8" style:family="text">
      <style:text-properties fo:language="en" fo:country="US" fo:font-weight="normal" style:font-weight-asian="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normal"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roject guide</text:p>
      <text:p text:style-name="Title">MVC</text:p>
      <text:p text:style-name="Text">We developed our <text:span text:style-name="T1">Mancala</text:span> application according to the MVC (model-view-controller) pattern. Here is an overview over the corresponding classes.</text:p>
      <text:h text:style-name="Heading_20_1" text:outline-level="1">Model</text:h>
      <text:p text:style-name="Text">We modeled the <text:span text:style-name="T1">Mancala</text:span> in Fujaba. Therefore, the following classes belong to the model:</text:p>
      <text:list xml:id="list1100919013" text:style-name="WW8Num2">
        <text:list-item>
          <text:p text:style-name="P6">Player (represents a player of <text:span text:style-name="T1">Mancala</text:span>)</text:p>
        </text:list-item>
        <text:list-item>
          <text:p text:style-name="P6">Container (the superclass for anything that can contain seeds)</text:p>
          <text:list>
            <text:list-item>
              <text:p text:style-name="P7">Pit (extends <text:span text:style-name="T2">Container</text:span> to add reseeding abilities)</text:p>
            </text:list-item>
            <text:list-item>
              <text:p text:style-name="P7">Storage (the field that holds a player's score)</text:p>
            </text:list-item>
          </text:list>
        </text:list-item>
        <text:list-item>
          <text:p text:style-name="P6">Chain (lines up the fields accessible to its player)</text:p>
        </text:list-item>
        <text:list-item>
          <text:p text:style-name="P6">Link (one single part of the <text:span text:style-name="T2">Chain</text:span>, referring to a <text:span text:style-name="T2">Container</text:span>)</text:p>
        </text:list-item>
      </text:list>
      <text:h text:style-name="Heading_20_1" text:outline-level="1">View</text:h>
      <text:p text:style-name="Text">For creating the GUI (graphical user interface) we let IntelliJ IDEA support us.</text:p>
      <text:p text:style-name="Text">The classes we created are:</text:p>
      <text:list xml:id="list1491704063" text:continue-numbering="true" text:style-name="WW8Num2">
        <text:list-item>
          <text:p text:style-name="P9">SwingView (the 'father of view', employs the other view classes)</text:p>
        </text:list-item>
        <text:list-item>
          <text:p text:style-name="P9">GameForm (displays the game board)</text:p>
        </text:list-item>
        <text:list-item>
          <text:p text:style-name="P9">NamesForm (takes the players' names for a new game)</text:p>
        </text:list-item>
        <text:list-item>
          <text:p text:style-name="P9">HistoryForm (displays a list of previous games)</text:p>
        </text:list-item>
        <text:list-item>
          <text:p text:style-name="P9">GameOverDialog (notifies about the end of the game)</text:p>
        </text:list-item>
      </text:list>
      <text:p text:style-name="P2"/>
      <text:p text:style-name="Text">To make <text:span text:style-name="T2">Mancala</text:span> aware of the view, we had to add the <text:span text:style-name="T2">View</text:span> class in our Fujaba class diagram:</text:p>
      <text:list xml:id="list1996784220" text:continue-numbering="true" text:style-name="WW8Num2">
        <text:list-item>
          <text:p text:style-name="P6">View (Interface: a listener to things that happen in the registered mancala)</text:p>
        </text:list-item>
      </text:list>
      <text:h text:style-name="Heading_20_1" text:outline-level="1">Controller</text:h>
      <text:p text:style-name="Text">The controller of our <text:span text:style-name="T1">Mancala</text:span> application is the <text:span text:style-name="T2">Mancala</text:span> class, which:</text:p>
      <text:list xml:id="list1637199596" text:continue-numbering="true" text:style-name="WW8Num2">
        <text:list-item>
          <text:p text:style-name="P9">initializes the game</text:p>
        </text:list-item>
        <text:list-item>
          <text:p text:style-name="P9">performs the reseeding, the game's main action</text:p>
        </text:list-item>
        <text:list-item>
          <text:p text:style-name="P9">and checks if the game is over</text:p>
        </text:list-item>
      </text:list>
      <text:p text:style-name="P2"/>
      <text:p text:style-name="P2"/>
      <text:p text:style-name="Title">TEAM</text:p>
      <text:p text:style-name="Text">Our team consists of four members:</text:p>
      <text:h text:style-name="Heading_20_1" text:outline-level="1"><text:soft-page-break/>Samet Erap<text:line-break/><text:span text:style-name="T11"><text:tab/>In this project; we splitted the tasks as we have done in the previous homeworks. What I did are; some part of user stories and documentation of these in my part,some part of object diagrams and documentation of these in my part,some part of use cases and documentation of these in my part, creating the user manual and rules. </text:span></text:h>
      <text:h text:style-name="Heading_20_1" text:outline-level="1">Gert Palok</text:h>
      <text:p text:style-name="Text"/>
      <text:h text:style-name="Heading_20_1" text:outline-level="1">Irma Sauga</text:h>
      <text:p text:style-name="Text"/>
      <text:h text:style-name="Heading_20_1" text:outline-level="1">Dominik Schöler</text:h>
      <text:p text:style-name="Text"/>
      <text:p text:style-name="Text"/>
      <text:p text:style-name="Title">CODE PATHS</text:p>
      <text:p text:style-name="Text">Although we paid high attention to creating self-explaining and nice code, it might not always be easy to understand what's going on. To ease the understanding of <text:span text:style-name="T1">Mancala</text:span>, we present a code guide for the most common actions.</text:p>
      <text:h text:style-name="Heading_20_1" text:outline-level="1">Start Mancala</text:h>
      <text:list xml:id="list916127416" text:continue-numbering="true" text:style-name="WW8Num2">
        <text:list-item>
          <text:p text:style-name="P9">open the mancala.jar file</text:p>
          <text:list>
            <text:list-item>
              <text:p text:style-name="P11"><text:span text:style-name="T4">call </text:span><text:span text:style-name="T5">main</text:span><text:span text:style-name="T4"> in </text:span><text:span text:style-name="T5">SwingView</text:span></text:p>
              <text:list>
                <text:list-item>
                  <text:p text:style-name="P12"><text:span text:style-name="T3">create new </text:span><text:span text:style-name="T6">SwingView</text:span></text:p>
                  <text:list>
                    <text:list-item>
                      <text:p text:style-name="P13">set up the user interface</text:p>
                    </text:list-item>
                  </text:list>
                </text:list-item>
                <text:list-item>
                  <text:p text:style-name="P12"><text:span text:style-name="T3">create new </text:span><text:span text:style-name="T6">Mancala</text:span><text:span text:style-name="T3"> and pass it to the view</text:span></text:p>
                  <text:list>
                    <text:list-item>
                      <text:p text:style-name="P13">(does nothing yet)</text:p>
                    </text:list-item>
                  </text:list>
                </text:list-item>
                <text:list-item>
                  <text:p text:style-name="P12"><text:span text:style-name="T3">start the </text:span><text:span text:style-name="T6">SwingView</text:span></text:p>
                  <text:list>
                    <text:list-item>
                      <text:p text:style-name="P13">make the game board visible</text:p>
                    </text:list-item>
                  </text:list>
                </text:list-item>
              </text:list>
            </text:list-item>
          </text:list>
        </text:list-item>
      </text:list>
      <text:h text:style-name="Heading_20_1" text:outline-level="1">Start new game</text:h>
      <text:list xml:id="list973701626" text:continue-numbering="true" text:style-name="WW8Num2">
        <text:list-item>
          <text:p text:style-name="P10"><text:span text:style-name="T3">select "</text:span><text:span text:style-name="T6">New Game</text:span><text:span text:style-name="T3">" from the menu</text:span></text:p>
          <text:list>
            <text:list-item>
              <text:p text:style-name="P11"><text:span text:style-name="T4">call </text:span><text:span text:style-name="T5">actionPerformed</text:span><text:span text:style-name="T4"> in </text:span><text:span text:style-name="T5">NewGameAction</text:span></text:p>
              <text:list>
                <text:list-item>
                  <text:p text:style-name="P12"><text:span text:style-name="T3">get the </text:span><text:span text:style-name="T6">player names</text:span><text:span text:style-name="T3"> and the </text:span><text:span text:style-name="T6">seeds-per-pit</text:span><text:span text:style-name="T3"> from the </text:span><text:span text:style-name="T6">mancala</text:span><text:span text:style-name="T3"> (if it is the first game in a row, all will be empty)</text:span></text:p>
                </text:list-item>
                <text:list-item>
                  <text:p text:style-name="P12"><text:span text:style-name="T3">pass this data to the new game dialog </text:span><text:span text:style-name="T6">NamesForm</text:span></text:p>
                </text:list-item>
              </text:list>
            </text:list-item>
          </text:list>
        </text:list-item>
      </text:list>
      <text:p text:style-name="P4"/>
      <text:list xml:id="list908633839" text:continue-numbering="true" text:style-name="WW8Num2">
        <text:list-item>
          <text:list>
            <text:list-item>
              <text:list>
                <text:list-item>
                  <text:p text:style-name="P12"><text:span text:style-name="T3">when the </text:span><text:span text:style-name="T6">NamesForm</text:span><text:span text:style-name="T3"> is closed, ask for its data</text:span></text:p>
                </text:list-item>
                <text:list-item>
                  <text:p text:style-name="P12"><text:span text:style-name="T3">if the </text:span><text:span text:style-name="T6">Start Game</text:span><text:span text:style-name="T3"> button has been pressed (else do nothing)</text:span></text:p>
                  <text:list>
                    <text:list-item>
                      <text:p text:style-name="P14"><text:span text:style-name="T3">remove players from the </text:span><text:span text:style-name="T6">mancala</text:span></text:p>
                    </text:list-item>
                    <text:list-item>
                      <text:p text:style-name="P13">add the new players</text:p>
                    </text:list-item>
                    <text:list-item>
                      <text:p text:style-name="P13"><text:soft-page-break/>set the designated seeds-per-pit</text:p>
                    </text:list-item>
                    <text:list-item>
                      <text:p text:style-name="P14"><text:span text:style-name="T4">and let the </text:span><text:span text:style-name="T5">mancala</text:span><text:span text:style-name="T4"> set up a new game</text:span></text:p>
                      <text:list>
                        <text:list-item>
                          <text:p text:style-name="P15"><text:span text:style-name="T3">set up variables as </text:span><text:span text:style-name="T6">first player</text:span></text:p>
                        </text:list-item>
                        <text:list-item>
                          <text:p text:style-name="P15"><text:span text:style-name="T3">call </text:span><text:span text:style-name="T6">initContainers</text:span><text:span text:style-name="T3"> on each </text:span><text:span text:style-name="T6">Player</text:span></text:p>
                          <text:list>
                            <text:list-item>
                              <text:p text:style-name="P17"><text:span text:style-name="T3">give each player six </text:span><text:span text:style-name="T6">pits</text:span><text:span text:style-name="T3"> and one </text:span><text:span text:style-name="T6">storage</text:span></text:p>
                            </text:list-item>
                          </text:list>
                        </text:list-item>
                        <text:list-item>
                          <text:p text:style-name="P15"><text:span text:style-name="T3">call </text:span><text:span text:style-name="T6">initChain</text:span><text:span text:style-name="T3"> on each Player</text:span></text:p>
                          <text:list>
                            <text:list-item>
                              <text:p text:style-name="P17"><text:span text:style-name="T3">give each player the </text:span><text:span text:style-name="T6">pits</text:span><text:span text:style-name="T3"> and </text:span><text:span text:style-name="T6">storage</text:span><text:span text:style-name="T3"> he can put seeds to (i.e. this excludes the opposite's storage) and line them up, starting with the player's leftmost pit</text:span></text:p>
                            </text:list-item>
                          </text:list>
                        </text:list-item>
                        <text:list-item>
                          <text:p text:style-name="P15"><text:span text:style-name="T3">tell each </text:span><text:span text:style-name="T6">pit</text:span><text:span text:style-name="T3"> its </text:span><text:span text:style-name="T6">opposite pit</text:span><text:span text:style-name="T3"> (needed for capturing)</text:span></text:p>
                        </text:list-item>
                        <text:list-item>
                          <text:p text:style-name="P15"><text:span text:style-name="T3">set the player with the </text:span><text:span text:style-name="T6">previous winner</text:span><text:span text:style-name="T3">'s name as </text:span><text:span text:style-name="T6">current player</text:span><text:span text:style-name="T3"> (i.e. let him start the new game)</text:span></text:p>
                          <text:list>
                            <text:list-item>
                              <text:p text:style-name="P18">if that failed, just let first player begin</text:p>
                            </text:list-item>
                          </text:list>
                        </text:list-item>
                        <text:list-item>
                          <text:p text:style-name="P15"><text:span text:style-name="T4">call </text:span><text:span text:style-name="T5">afterInit</text:span><text:span text:style-name="T4"> on its view</text:span></text:p>
                          <text:list>
                            <text:list-item>
                              <text:p text:style-name="P17"><text:span text:style-name="T3">check if the </text:span><text:span text:style-name="T6">mancala's</text:span><text:span text:style-name="T3"> # of players and # pits/player conform to </text:span><text:span text:style-name="T6">SwingView</text:span><text:span text:style-name="T3"> (if not, raise an exception)</text:span></text:p>
                            </text:list-item>
                            <text:list-item>
                              <text:p text:style-name="P17"><text:span text:style-name="T3">assign a </text:span><text:span text:style-name="T6">ReseedAction</text:span><text:span text:style-name="T3"> as listener to each of the </text:span><text:span text:style-name="T6">pits</text:span></text:p>
                            </text:list-item>
                            <text:list-item>
                              <text:p text:style-name="P17"><text:span text:style-name="T3">assign a </text:span><text:span text:style-name="T6">StorageListener</text:span><text:span text:style-name="T3"> to each of the </text:span><text:span text:style-name="T6">storages</text:span></text:p>
                            </text:list-item>
                            <text:list-item>
                              <text:p text:style-name="P17"><text:span text:style-name="T3">call </text:span><text:span text:style-name="T6">updateReseedActionWantEnabled</text:span></text:p>
                              <text:list>
                                <text:list-item>
                                  <text:p text:style-name="P20"><text:span text:style-name="T4">call </text:span><text:span text:style-name="T5">setWantEnabled</text:span><text:span text:style-name="T4"> on all reseedActions</text:span><text:span text:style-name="T3"> (that is the listeners on the pits) – with </text:span><text:span text:style-name="T6">true</text:span><text:span text:style-name="T3"> for the </text:span><text:span text:style-name="T6">current player</text:span><text:span text:style-name="T3">'s pits and </text:span><text:span text:style-name="T6">false</text:span><text:span text:style-name="T3"> for the other player's pits</text:span></text:p>
                                  <text:list>
                                    <text:list-item>
                                      <text:p text:style-name="P21"><text:span text:style-name="T3">if the given boolean value is new, assign it to the </text:span><text:span text:style-name="T6">ReseedAction</text:span><text:span text:style-name="T3">'s attribute and call </text:span><text:span text:style-name="T6">updateEnabled</text:span></text:p>
                                      <text:list>
                                        <text:list-item>
                                          <text:p text:style-name="P22"><text:span text:style-name="T3">enable the </text:span><text:span text:style-name="T6">ReseedAction</text:span><text:span text:style-name="T3"> if there's a game running AND it wants to be enabled, else disable it (since this is an </text:span><text:span text:style-name="T6">action</text:span><text:span text:style-name="T3">, the button will accordingly be enabled)</text:span></text:p>
                                        </text:list-item>
                                      </text:list>
                                    </text:list-item>
                                  </text:list>
                                </text:list-item>
                              </text:list>
                            </text:list-item>
                            <text:list-item>
                              <text:p text:style-name="P17"><text:span text:style-name="T3">set the </text:span><text:span text:style-name="T6">status</text:span><text:span text:style-name="T3"> to "‹</text:span><text:span text:style-name="T6">current player</text:span><text:span text:style-name="T3">› begins."</text:span></text:p>
                            </text:list-item>
                          </text:list>
                        </text:list-item>
                      </text:list>
                    </text:list-item>
                  </text:list>
                </text:list-item>
              </text:list>
            </text:list-item>
          </text:list>
        </text:list-item>
      </text:list>
      <text:p text:style-name="P2"/>
      <text:h text:style-name="P8" text:outline-level="1">Reseed</text:h>
      <text:list xml:id="list2079726956" text:continue-numbering="true" text:style-name="WW8Num2">
        <text:list-item>
          <text:p text:style-name="P10"><text:span text:style-name="T3">press a </text:span><text:span text:style-name="T6">pit</text:span></text:p>
          <text:list>
            <text:list-item>
              <text:p text:style-name="P11"><text:span text:style-name="T3">call </text:span><text:span text:style-name="T6">actionPerformed</text:span><text:span text:style-name="T3"> in </text:span><text:span text:style-name="T6">ReseedAction</text:span></text:p>
              <text:list>
                <text:list-item>
                  <text:p text:style-name="P12"><text:span text:style-name="T4">call </text:span><text:span text:style-name="T5">reseed</text:span><text:span text:style-name="T4"> on the </text:span><text:span text:style-name="T5">mancala </text:span><text:span text:style-name="T8">with the pressed </text:span><text:span text:style-name="T7">pit</text:span></text:p>
                  <text:list>
                    <text:list-item>
                      <text:p text:style-name="P14"><text:span text:style-name="T3">ensure the </text:span><text:span text:style-name="T6">pit</text:span><text:span text:style-name="T3"> belongs to the </text:span><text:span text:style-name="T6">current player</text:span><text:span text:style-name="T3"> and is not empty</text:span></text:p>
                    </text:list-item>
                    <text:list-item>
                      <text:p text:style-name="P14"><text:span text:style-name="T4">call </text:span><text:span text:style-name="T5">beforeReseed</text:span><text:span text:style-name="T4"> on its </text:span><text:span text:style-name="T5">view</text:span></text:p>
                      <text:list>
                        <text:list-item>
                          <text:p text:style-name="P15"><text:span text:style-name="T3">save the </text:span><text:span text:style-name="T6">current player</text:span><text:span text:style-name="T3">, his score and the other player's score</text:span></text:p>
                        </text:list-item>
                      </text:list>
                    </text:list-item>
                    <text:list-item>
                      <text:p text:style-name="P14"><text:span text:style-name="T4">call </text:span><text:span text:style-name="T5">reseed</text:span><text:span text:style-name="T4"> on the </text:span><text:span text:style-name="T5">pit</text:span></text:p>
                      <text:list>
                        <text:list-item>
                          <text:p text:style-name="P15"><text:span text:style-name="T3">empty the </text:span><text:span text:style-name="T6">pit</text:span></text:p>
                        </text:list-item>
                        <text:list-item>
                          <text:p text:style-name="P15"><text:span text:style-name="T3">find the </text:span><text:span text:style-name="T6">pit</text:span><text:span text:style-name="T3"> in the </text:span><text:span text:style-name="T6">player</text:span><text:span text:style-name="T3">'s </text:span><text:span text:style-name="T6">chain</text:span></text:p>
                        </text:list-item>
                        <text:list-item>
                          <text:p text:style-name="P15"><text:span text:style-name="T3">increase the values of each </text:span><text:span text:style-name="T6">container</text:span><text:span text:style-name="T3"> in the </text:span><text:span text:style-name="T6">chain</text:span><text:span text:style-name="T3"> by one for each seed that was in the </text:span><text:span text:style-name="T6">pit</text:span></text:p>
                        </text:list-item>
                        <text:list-item>
                          <text:p text:style-name="P15"><text:span text:style-name="T3">return the </text:span><text:span text:style-name="T6">container</text:span><text:span text:style-name="T3"> where the last seed was put</text:span></text:p>
                        </text:list-item>
                      </text:list>
                    </text:list-item>
                    <text:list-item>
                      <text:p text:style-name="P14"><text:span text:style-name="T3">save the returned </text:span><text:span text:style-name="T6">container</text:span><text:span text:style-name="T3"> as </text:span><text:span text:style-name="T6">last</text:span></text:p>
                    </text:list-item>
                    <text:list-item>
                      <text:p text:style-name="P14"><text:span text:style-name="T3">if the last seed ended up in the on of the </text:span><text:span text:style-name="T6">player'</text:span><text:span text:style-name="T3">s empty </text:span><text:span text:style-name="T6">pits</text:span></text:p>
                      <text:list>
                        <text:list-item>
                          <text:p text:style-name="P15"><text:span text:style-name="T3">take the seeds from </text:span><text:span text:style-name="T6">last</text:span><text:span text:style-name="T3"> and its </text:span><text:span text:style-name="T6">opposite pit</text:span></text:p>
                        </text:list-item>
                        <text:list-item>
                          <text:p text:style-name="P15"><text:soft-page-break/><text:span text:style-name="T3">add these to the </text:span><text:span text:style-name="T6">player</text:span><text:span text:style-name="T3">'s </text:span><text:span text:style-name="T6">storage</text:span></text:p>
                        </text:list-item>
                      </text:list>
                    </text:list-item>
                    <text:list-item>
                      <text:p text:style-name="P14"><text:span text:style-name="T3">call </text:span><text:span text:style-name="T6">checkWinner</text:span></text:p>
                      <text:list>
                        <text:list-item>
                          <text:p text:style-name="P15"><text:span text:style-name="T3">call </text:span><text:span text:style-name="T6">isOver</text:span></text:p>
                          <text:list>
                            <text:list-item>
                              <text:p text:style-name="P17"><text:span text:style-name="T3">check for each </text:span><text:span text:style-name="T6">player</text:span><text:span text:style-name="T3"> if all of his </text:span><text:span text:style-name="T6">pits</text:span><text:span text:style-name="T3"> are empty</text:span></text:p>
                            </text:list-item>
                            <text:list-item>
                              <text:p text:style-name="P17"><text:span text:style-name="T3">if such a </text:span><text:span text:style-name="T6">player</text:span><text:span text:style-name="T3"> is found, return true, else false</text:span></text:p>
                            </text:list-item>
                          </text:list>
                        </text:list-item>
                        <text:list-item>
                          <text:p text:style-name="P16">exit if the game is still running</text:p>
                        </text:list-item>
                        <text:list-item>
                          <text:p text:style-name="P15"><text:span text:style-name="T3">find the </text:span><text:span text:style-name="T6">player</text:span><text:span text:style-name="T3"> with the highest </text:span><text:span text:style-name="T6">score</text:span><text:span text:style-name="T3"> (null if there are players with the same high score)</text:span></text:p>
                        </text:list-item>
                        <text:list-item>
                          <text:p text:style-name="P15"><text:span text:style-name="T3">forget the former </text:span><text:span text:style-name="T6">previousWinner</text:span></text:p>
                        </text:list-item>
                        <text:list-item>
                          <text:p text:style-name="P15"><text:span text:style-name="T3">remember the new </text:span><text:span text:style-name="T6">winner</text:span><text:span text:style-name="T3"> (or null)</text:span></text:p>
                        </text:list-item>
                      </text:list>
                    </text:list-item>
                    <text:list-item>
                      <text:p text:style-name="P14"><text:span text:style-name="T4">call </text:span><text:span text:style-name="T5">afterReseed</text:span><text:span text:style-name="T4"> on its </text:span><text:span text:style-name="T5">view</text:span></text:p>
                      <text:list>
                        <text:list-item>
                          <text:p text:style-name="P15"><text:span text:style-name="T3">call </text:span><text:span text:style-name="T6">updateReseedActionWantEnabled</text:span></text:p>
                          <text:list>
                            <text:list-item>
                              <text:p text:style-name="P19">see above in Start new game</text:p>
                            </text:list-item>
                          </text:list>
                        </text:list-item>
                        <text:list-item>
                          <text:p text:style-name="P15"><text:span text:style-name="T3">get the </text:span><text:span text:style-name="T6">current player</text:span><text:span text:style-name="T3">'s score and his score difference</text:span></text:p>
                        </text:list-item>
                        <text:list-item>
                          <text:p text:style-name="P15"><text:span text:style-name="T3">compose and set </text:span><text:span text:style-name="T6">status</text:span><text:span text:style-name="T3"> message</text:span></text:p>
                        </text:list-item>
                        <text:list-item>
                          <text:p text:style-name="P16">if the game is over</text:p>
                          <text:list>
                            <text:list-item>
                              <text:p text:style-name="P17"><text:span text:style-name="T3">write to the game </text:span><text:span text:style-name="T6">history</text:span><text:span text:style-name="T3"> file</text:span></text:p>
                            </text:list-item>
                            <text:list-item>
                              <text:p text:style-name="P17"><text:span text:style-name="T3">display </text:span><text:span text:style-name="T6">GameOverDialog</text:span></text:p>
                            </text:list-item>
                          </text:list>
                        </text:list-item>
                      </text:list>
                    </text:list-item>
                  </text:list>
                </text:list-item>
              </text:list>
            </text:list-item>
          </text:list>
        </text:list-item>
      </text:list>
      <text:p text:style-name="P3"/>
      <text:h text:style-name="Heading_20_1" text:outline-level="1">View history</text:h>
      <text:list xml:id="list1032992758" text:continue-numbering="true" text:style-name="WW8Num2">
        <text:list-item>
          <text:p text:style-name="P10"><text:span text:style-name="T3">select "</text:span><text:span text:style-name="T6">History</text:span><text:span text:style-name="T3">" from the menu</text:span></text:p>
          <text:list>
            <text:list-item>
              <text:p text:style-name="P11"><text:span text:style-name="T3">call </text:span><text:span text:style-name="T6">actionPerformed</text:span><text:span text:style-name="T3"> on the history menu item's actionListener</text:span></text:p>
              <text:list>
                <text:list-item>
                  <text:p text:style-name="P12"><text:span text:style-name="T3">display a new </text:span><text:span text:style-name="T6">HistoryView</text:span></text:p>
                  <text:list>
                    <text:list-item>
                      <text:p text:style-name="P13">(set some displaying related things)</text:p>
                    </text:list-item>
                    <text:list-item>
                      <text:p text:style-name="P14"><text:span text:style-name="T4">call </text:span><text:span text:style-name="T5">readAllReverse</text:span><text:span text:style-name="T4"> on </text:span><text:span text:style-name="T5">HistoryHelper</text:span></text:p>
                      <text:list>
                        <text:list-item>
                          <text:p text:style-name="P15"><text:span text:style-name="T3">open the file </text:span><text:span text:style-name="T6">mancala_hist.txt</text:span><text:span text:style-name="T3"> </text:span></text:p>
                        </text:list-item>
                        <text:list-item>
                          <text:p text:style-name="P16">put all lines into one string, the last line to the beginning, then the second last etc.</text:p>
                        </text:list-item>
                        <text:list-item>
                          <text:p text:style-name="P16">return the content of the history file or null if there was nothing to read</text:p>
                        </text:list-item>
                      </text:list>
                    </text:list-item>
                    <text:list-item>
                      <text:p text:style-name="P14"><text:span text:style-name="T3">set the </text:span><text:span text:style-name="T6">textArea</text:span><text:span text:style-name="T3">'s text to the return String or an </text:span><text:span text:style-name="T6">empty</text:span><text:span text:style-name="T3">-</text:span><text:span text:style-name="T6">message</text:span><text:span text:style-name="T3"> if null</text:span></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ヒラギノ角ゴ Pro W3" svg:font-family="'ヒラギノ角ゴ Pro W3'" style:font-family-generic="roman"/>
    <style:font-face style:name="Arial Bold" svg:font-family="'Arial Bold'" style:font-family-generic="swiss"/>
    <style:font-face style:name="Arial Italic" svg:font-family="'Arial Italic'" style:font-family-generic="swis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Kopf-_20_und_20_Fusszeilen" style:display-name="Kopf- und Fusszeilen"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de" fo:country="DE"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Title" style:family="paragraph" style:next-style-name="Text" style:class="chapter">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Arial Bold" fo:font-size="28pt" fo:letter-spacing="normal" fo:language="en" fo:country="US" fo:font-style="normal" style:text-underline-style="none" fo:font-weight="normal" style:letter-kerning="true" fo:background-color="transparent" style:font-name-asian="ヒラギノ角ゴ Pro W3" style:font-size-asian="28pt" style:font-style-asian="normal" style:font-weight-asian="normal" style:font-name-complex="Times New Roman" style:font-size-complex="10pt"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class="extra">
      <style:paragraph-properties fo:margin-left="0in" fo:margin-right="0in" fo:margin-top="0in" fo:margin-bottom="0.139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Heading_20_1" style:display-name="Heading 1" style:family="paragraph" style:next-style-name="Text" style:default-outline-level="1" style:class="text">
      <style:paragraph-properties fo:margin-left="0in" fo:margin-right="0in" fo:margin-top="0.278in" fo:margin-bottom="0in" fo:line-height="100%" fo:text-align="start" style:justify-single-word="false" fo:keep-together="auto" fo:orphans="2" fo:widows="2" fo:hyphenation-ladder-count="no-limit" fo:text-indent="0in" style:auto-text-indent="false" fo:break-before="auto" fo:break-after="auto" fo:background-color="transparent" fo:keep-with-next="always">
        <style:background-image/>
      </style:paragraph-properties>
      <style:text-properties fo:font-variant="normal" fo:text-transform="none" fo:color="#000000" style:text-outline="false" style:text-line-through-style="none" style:text-position="0% 100%" style:font-name="Arial Bold" fo:font-size="18pt" fo:letter-spacing="normal" fo:language="en" fo:country="US" fo:font-style="normal" style:text-underline-style="none" fo:font-weight="normal" style:letter-kerning="true" fo:background-color="transparent" style:font-name-asian="ヒラギノ角ゴ Pro W3" style:font-size-asian="18pt" style:font-style-asian="normal" style:font-weight-asian="normal" style:font-name-complex="Times New Roman" style:font-size-complex="10pt" text:display="true" fo:hyphenate="true" fo:hyphenation-remain-char-count="2" fo:hyphenation-push-char-count="2"/>
    </style:style>
    <style:style style:name="Aufzählungstext" style:family="paragraph">
      <style:paragraph-properties fo:margin-left="0in" fo:margin-right="0in" fo:margin-top="0in" fo:margin-bottom="0in" fo:line-height="100%" fo:text-align="start" style:justify-single-word="false" fo:keep-together="auto" fo:orphans="2" fo:widows="2" fo:hyphenation-ladder-count="no-limit" fo:text-indent="0in"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de" fo:country="DE"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1z0" style:family="text">
      <style:text-properties style:text-position="-8% 100%"/>
    </style:style>
    <style:style style:name="WW8Num2z0" style:family="text">
      <style:text-properties style:text-position="-8% 100%"/>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1252in" fo:margin-left="0.1252in"/>
        </style:list-level-properties>
        <style:text-properties style:font-name="Times New Roman"/>
      </text:list-level-style-bullet>
      <text:list-level-style-bullet text:level="2" text:style-name="WW8Num1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Times New Roman"/>
      </text:list-level-style-bullet>
      <text:list-level-style-bullet text:level="3" text:style-name="WW8Num1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Times New Roman"/>
      </text:list-level-style-bullet>
      <text:list-level-style-bullet text:level="4" text:style-name="WW8Num1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Times New Roman"/>
      </text:list-level-style-bullet>
      <text:list-level-style-bullet text:level="5" text:style-name="WW8Num1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Times New Roman"/>
      </text:list-level-style-bullet>
      <text:list-level-style-bullet text:level="6" text:style-name="WW8Num1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Times New Roman"/>
      </text:list-level-style-bullet>
      <text:list-level-style-bullet text:level="7" text:style-name="WW8Num1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Times New Roman"/>
      </text:list-level-style-bullet>
      <text:list-level-style-bullet text:level="8" text:style-name="WW8Num1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Times New Roman"/>
      </text:list-level-style-bullet>
      <text:list-level-style-bullet text:level="9" text:style-name="WW8Num1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1252in" fo:margin-left="0.1252in"/>
        </style:list-level-properties>
        <style:text-properties style:font-name="Times New Roman"/>
      </text:list-level-style-bullet>
      <text:list-level-style-bullet text:level="2" text:style-name="WW8Num2z0" style:num-suffix="." text:bullet-char="•">
        <style:list-level-properties text:list-level-position-and-space-mode="label-alignment">
          <style:list-level-label-alignment text:label-followed-by="listtab" text:list-tab-stop-position="0.1252in" fo:text-indent="0.25in" fo:margin-left="0.1252in"/>
        </style:list-level-properties>
        <style:text-properties style:font-name="Times New Roman"/>
      </text:list-level-style-bullet>
      <text:list-level-style-bullet text:level="3" text:style-name="WW8Num2z0" style:num-suffix="." text:bullet-char="•">
        <style:list-level-properties text:list-level-position-and-space-mode="label-alignment">
          <style:list-level-label-alignment text:label-followed-by="listtab" text:list-tab-stop-position="0.1252in" fo:text-indent="0.5in" fo:margin-left="0.1252in"/>
        </style:list-level-properties>
        <style:text-properties style:font-name="Times New Roman"/>
      </text:list-level-style-bullet>
      <text:list-level-style-bullet text:level="4" text:style-name="WW8Num2z0" style:num-suffix="." text:bullet-char="•">
        <style:list-level-properties text:list-level-position-and-space-mode="label-alignment">
          <style:list-level-label-alignment text:label-followed-by="listtab" text:list-tab-stop-position="0.1252in" fo:text-indent="0.75in" fo:margin-left="0.1252in"/>
        </style:list-level-properties>
        <style:text-properties style:font-name="Times New Roman"/>
      </text:list-level-style-bullet>
      <text:list-level-style-bullet text:level="5" text:style-name="WW8Num2z0" style:num-suffix="." text:bullet-char="•">
        <style:list-level-properties text:list-level-position-and-space-mode="label-alignment">
          <style:list-level-label-alignment text:label-followed-by="listtab" text:list-tab-stop-position="0.1252in" fo:text-indent="1in" fo:margin-left="0.1252in"/>
        </style:list-level-properties>
        <style:text-properties style:font-name="Times New Roman"/>
      </text:list-level-style-bullet>
      <text:list-level-style-bullet text:level="6" text:style-name="WW8Num2z0" style:num-suffix="." text:bullet-char="•">
        <style:list-level-properties text:list-level-position-and-space-mode="label-alignment">
          <style:list-level-label-alignment text:label-followed-by="listtab" text:list-tab-stop-position="0.1252in" fo:text-indent="1.25in" fo:margin-left="0.1252in"/>
        </style:list-level-properties>
        <style:text-properties style:font-name="Times New Roman"/>
      </text:list-level-style-bullet>
      <text:list-level-style-bullet text:level="7" text:style-name="WW8Num2z0" style:num-suffix="." text:bullet-char="•">
        <style:list-level-properties text:list-level-position-and-space-mode="label-alignment">
          <style:list-level-label-alignment text:label-followed-by="listtab" text:list-tab-stop-position="0.1252in" fo:text-indent="1.5in" fo:margin-left="0.1252in"/>
        </style:list-level-properties>
        <style:text-properties style:font-name="Times New Roman"/>
      </text:list-level-style-bullet>
      <text:list-level-style-bullet text:level="8" text:style-name="WW8Num2z0" style:num-suffix="." text:bullet-char="•">
        <style:list-level-properties text:list-level-position-and-space-mode="label-alignment">
          <style:list-level-label-alignment text:label-followed-by="listtab" text:list-tab-stop-position="0.1252in" fo:text-indent="1.75in" fo:margin-left="0.1252in"/>
        </style:list-level-properties>
        <style:text-properties style:font-name="Times New Roman"/>
      </text:list-level-style-bullet>
      <text:list-level-style-bullet text:level="9" text:style-name="WW8Num2z0" style:num-suffix="." text:bullet-char="•">
        <style:list-level-properties text:list-level-position-and-space-mode="label-alignment">
          <style:list-level-label-alignment text:label-followed-by="listtab" text:list-tab-stop-position="0.1252in" fo:text-indent="2in" fo:margin-left="0.1252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Kopf-_20_und_20_Fusszeilen">
      <style:text-properties fo:font-variant="normal" fo:text-transform="none" fo:color="#000000" style:text-outline="false" style:text-line-through-style="none" style:text-position="0% 100%" style:font-name="Times New Roman" fo:font-size="10pt" fo:letter-spacing="normal" fo:language="zxx" fo:country="none" fo:font-style="normal" fo:text-shadow="none" style:text-underline-style="none" fo:font-weight="normal" style:letter-kerning="true" fo:background-color="transparent" style:font-name-asian="Times New Roman" style:font-size-asian="10pt" style:font-style-asian="normal" style:font-weight-asian="normal" style:language-complex="zxx" style:country-complex="none" style:text-scale="100%" text:display="true"/>
    </style:style>
    <style:page-layout style:name="Mpm1">
      <style:page-layout-properties fo:page-width="8.2681in" fo:page-height="11.6929in" style:num-format="1" style:print-orientation="landscape" fo:margin-top="0.4925in" fo:margin-bottom="0.5902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953in" fo:margin-left="0in" fo:margin-right="0in" fo:margin-bottom="0.2563in" style:dynamic-spacing="true"/>
      </style:header-style>
      <style:footer-style>
        <style:header-footer-properties fo:min-height="0.1972in" fo:margin-left="0in" fo:margin-right="0in" fo:margin-top="0.1583in" style:dynamic-spacing="true"/>
      </style:footer-style>
    </style:page-layout>
    <style:page-layout style:name="Mpm2">
      <style:page-layout-properties fo:page-width="8.2681in" fo:page-height="11.6929in" style:num-format="1" style:print-orientation="landscape"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document-statistic meta:table-count="0" meta:image-count="0" meta:object-count="0" meta:page-count="4" meta:paragraph-count="113" meta:word-count="1041" meta:character-count="5551"/>
    <dc:date>2010-11-30T22:45:40</dc:date>
    <meta:editing-duration>PT00H01M38S</meta:editing-duration>
    <meta:editing-cycles>1</meta:editing-cycles>
  </office:meta>
</office:document-meta>
</file>